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text:p text:style-name="P1">Edward sentit une pointe de réticence dans la voix de Lenna lorsqu'il voulut l'appeler, clamant que son téléphone n'avait plus de batterie. Effectivement, le garçon tomba directement sur sa messagerie, signe que l'appareil était déchargé. Ou en tout cas, éteint. Sans insister, il rangea le sien dans sa poche avec un haussement d'épaules et reprit son chemin. A sa grande surprise, la jeune femme se montra partante pour ses idées stupides, qu'il avait simplement lancées comme boutades suite à la proposition faite de retourner casser des ampoules un de ces jours. Le sourire du blondin s'élargit encore un peu, ce dernier se sentant rassuré après l'épisode malheureux de la poubelle où il avait <text:s/>eu peur que la rencontre se termine en queue de poisson. La gare était désormais visible par les deux jeunes gens, suscitant un petit soupir de soulagement chez notre adolescent, pour qui la journée avait été bien plus mouvementée que prévu. Lenna lui donna une dernière recommandation, un conseil qu'il ne comprit pas. </text:p>
      <text:p text:style-name="Text_20_body"/>
      <text:p text:style-name="Text_20_body">-Euh... D'accord, c'est noté. Pourq...</text:p>
      <text:p text:style-name="Text_20_body"/>
      <text:p text:style-name="Text_20_body">Edward n'eut pas le temps de terminer sa phrase qu'un speaker annonçait que le dernier train pour chez lui était sur le point de partir. Tant pis pour le mystère des étoiles, il en saurait peut-être un peu plus s'il rencontrait le cas pour de bon... Sans attendre, le blondin se mit à trottiner dans la direction de la voie sur laquelle son train l'attendait -ou pas, justement. Juste avant de se perdre dans la foule, il se retourna pour adresser un dernier sourire de gratitude à Lenna tout en agitant la main dans sa direction.</text:p>
      <text:p text:style-name="Text_20_body"/>
      <text:p text:style-name="Text_20_body">-En tout cas, merci pour tout ! Je vous appelle dès que je vois une étoile filante... Ou que j'ai une envie pressante de vandaliser quelque chose...</text:p>
      <text:p text:style-name="Text_20_body"/>
      <text:p text:style-name="Text_20_body">Tout en parlant, Edward continuait à se diriger vers sa voie à reculons. Il percuta bien évidemment un autre voyageur au moment de se retourner, lequel se retrouva en train de râler le cul par terre. Trop pressé pour avoir le temps de s'excuser ou de l'aider, le garçon pointa simplement un doigt dans la direction de la Seraph avant de sauter dans un wagon tandis qu'un agent soufflait dans son sifflet pour signaler le départ de la locomotive.</text:p>
      <text:p text:style-name="Text_20_body"/>
      <text:p text:style-name="Text_20_body">-Voyez avec elle.</text:p>
      <text:p text:style-name="P1">Edward regardait l'écran de son téléphone, seule source de lumière dans sa chambre autrement plongée entièrement dans le noir. La lueur tremblotante éclairait faiblement un visage aux traits tirés mais pourtant parfaitement éveillés. La journée avait été particulièrement mouvementée et malgré l'énergie que le garçon avait dépensée, l'excitation qui en avait découlé l'empêchait de trouver le sommeil. Le blondin regardait le curseur clignoter sur l'écran des messages désespérément vide en soupirant périodiquement. Devait-il écrire ce message ? Et si oui, que devait-il mettre dedans ? Prenant une profonde inspiration, il finit par se décider et commença à taper.</text:p>
      <text:p text:style-name="Text_20_body"/>
      <text:p text:style-name="Text_20_body">« Salut, c'est Edward ! »</text:p>
      <text:p text:style-name="Text_20_body"/>
      <text:p text:style-name="Text_20_body">Edward resta un instant planté devant l'écran avant de tout effacer d'une traite. Il était pratiquement sûr qu'elle ne se souvenait pas de lui... Et même si c'était le cas, elle pouvait également ne pas se rappeler de ce qu'elle lui avait dit. Après tout, il avait lui-même oublié jusqu'à aujourd'hui. Mais pour autant, la coïncidence semblait trop belle pour en être véritablement une. Alors peut-être devait-il commencer par un petit rappel ? Le bruit des touches retentit à nouveau dans la chambre obscurcie par la nuit alors qu'Edward se concentrait pour écrire le message le moins rebutant possible.</text:p>
      <text:p text:style-name="Text_20_body"/>
      <text:p text:style-name="Text_20_body">« Bonsoir Lenna, C'est Edward. Je ne sais pas si vous vous souvenez, on s'est croisé dans un parc et vous m'avez filé un coup de main pour retrouver mon chemin... »</text:p>
      <text:p text:style-name="Text_20_body"/>
      <text:p text:style-name="Text_20_body">Le garçon s'arrêta de pianoter un moment. Il hésitait à en mettre plus, mais décida finalement d'attendre de voir la réponse de la Seraph -du moins si elle répondait. Il ajouta tout de même un mot avec un petit sourire avant de presser la touche « Envoyer » de son téléphone.</text:p>
      <text:p text:style-name="Text_20_body"/>
      <text:p text:style-name="Text_20_body">« Si ça peut vous aider à remettre, vous avez programmé une alarme sur mon téléph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6-20T23:32:13.55</dc:date>
    <meta:editing-duration>P1DT19H13M23S</meta:editing-duration>
    <meta:editing-cycles>998</meta:editing-cycles>
    <meta:generator>OpenOffice/4.1.2$Win32 OpenOffice.org_project/412m3$Build-9782</meta:generator>
    <meta:document-statistic meta:table-count="0" meta:image-count="0" meta:object-count="0" meta:page-count="13" meta:paragraph-count="77" meta:word-count="4781" meta:character-count="28700"/>
  </office:meta>
</office:document-meta>
</file>